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33"/>
    </style:style>
    <style:style style:name="gr2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979cm"/>
    </style:style>
    <style:style style:name="gr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446cm"/>
    </style:style>
    <style:style style:name="gr4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801cm"/>
    </style:style>
    <style:style style:name="gr5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509cm"/>
    </style:style>
    <style:style style:name="gr6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941cm"/>
    </style:style>
    <style:style style:name="gr7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3.643cm"/>
    </style:style>
    <style:style style:name="gr8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585cm"/>
    </style:style>
    <style:style style:name="gr9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725cm"/>
    </style:style>
    <style:style style:name="gr10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2.432cm"/>
    </style:style>
    <style:style style:name="gr11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2.322cm"/>
    </style:style>
    <style:style style:name="gr12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0.66cm"/>
    </style:style>
    <style:style style:name="gr1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412cm"/>
    </style:style>
    <style:style style:name="gr14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1.695cm"/>
    </style:style>
    <style:style style:name="gr15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589cm" fo:min-width="2.229cm"/>
    </style:style>
    <style:style style:name="gr16" style:family="graphic" style:parent-style-name="standard">
      <style:graphic-properties draw:stroke="solid" svg:stroke-color="#000000" draw:fill="solid" draw:fill-color="#cccccc" draw:textarea-horizontal-align="left" draw:auto-grow-height="true" draw:auto-grow-width="true" fo:min-height="0.713cm" fo:min-width="1.446cm"/>
    </style:style>
    <style:style style:name="gr17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0.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19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0.751cm"/>
    </style:style>
    <style:style style:name="gr20" style:family="graphic" style:parent-style-name="objectwithoutfill">
      <style:graphic-properties draw:fill="none"/>
    </style:style>
    <style:style style:name="gr21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3cm" fo:min-width="2.149cm"/>
    </style:style>
    <style:style style:name="gr22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2.089cm"/>
    </style:style>
    <style:style style:name="gr2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975cm"/>
    </style:style>
    <style:style style:name="gr24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128cm"/>
    </style:style>
    <style:style style:name="gr25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166cm"/>
    </style:style>
    <style:style style:name="gr26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505cm"/>
    </style:style>
    <style:style style:name="gr27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2.106cm"/>
    </style:style>
    <style:style style:name="gr28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564cm"/>
    </style:style>
    <style:style style:name="gr29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568cm"/>
    </style:style>
    <style:style style:name="gr30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162cm"/>
    </style:style>
    <style:style style:name="gr31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192cm"/>
    </style:style>
    <style:style style:name="gr32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3.064cm"/>
    </style:style>
    <style:style style:name="gr33" style:family="graphic" style:parent-style-name="standard">
      <style:graphic-properties draw:stroke="solid" svg:stroke-color="#000000" draw:fill="solid" draw:fill-color="#999999" draw:textarea-horizontal-align="left" draw:auto-grow-height="true" draw:auto-grow-width="true" fo:min-height="0.713cm" fo:min-width="1.44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6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size="15pt"/>
    </style:style>
    <style:style style:name="P5" style:family="paragraph"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7.72cm" svg:height="1.524cm" svg:x="7.012cm" svg:y="5.28cm">
          <text:p/>
        </draw:rect>
        <draw:frame draw:style-name="gr2" draw:text-style-name="P2" draw:layer="layout" svg:width="2.479cm" svg:height="0.963cm" svg:x="5.62cm" svg:y="0.116cm">
          <draw:text-box>
            <text:p text:style-name="P2">PICOS</text:p>
          </draw:text-box>
        </draw:frame>
        <draw:frame draw:style-name="gr3" draw:text-style-name="P2" draw:layer="layout" svg:width="1.946cm" svg:height="0.963cm" svg:x="6.72cm" svg:y="14.005cm">
          <draw:text-box>
            <text:p text:style-name="P2">Apps</text:p>
          </draw:text-box>
        </draw:frame>
        <draw:frame draw:style-name="gr4" draw:text-style-name="P2" draw:layer="layout" svg:width="2.301cm" svg:height="0.963cm" svg:x="0.279cm" svg:y="2.709cm">
          <draw:text-box>
            <text:p text:style-name="P2">PicOS</text:p>
          </draw:text-box>
        </draw:frame>
        <draw:frame draw:style-name="gr5" draw:text-style-name="P2" draw:layer="layout" svg:width="2.009cm" svg:height="0.963cm" svg:x="3.212cm" svg:y="2.709cm">
          <draw:text-box>
            <text:p text:style-name="P2">Linux</text:p>
          </draw:text-box>
        </draw:frame>
        <draw:frame draw:style-name="gr3" draw:text-style-name="P2" draw:layer="layout" svg:width="1.946cm" svg:height="0.963cm" svg:x="5.838cm" svg:y="2.709cm">
          <draw:text-box>
            <text:p text:style-name="P2">Docs</text:p>
          </draw:text-box>
        </draw:frame>
        <draw:frame draw:style-name="gr6" draw:text-style-name="P2" draw:layer="layout" svg:width="2.441cm" svg:height="0.963cm" svg:x="8.392cm" svg:y="2.709cm">
          <draw:text-box>
            <text:p text:style-name="P2">Scripts</text:p>
          </draw:text-box>
        </draw:frame>
        <draw:frame draw:style-name="gr7" draw:text-style-name="P2" draw:layer="layout" svg:width="4.143cm" svg:height="0.963cm" svg:x="11.476cm" svg:y="0.108cm">
          <draw:text-box>
            <text:p text:style-name="P2">RTAGS</text:p>
          </draw:text-box>
        </draw:frame>
        <draw:frame draw:style-name="gr8" draw:text-style-name="P2" draw:layer="layout" svg:width="2.085cm" svg:height="0.963cm" svg:x="0.295cm" svg:y="7.596cm">
          <draw:text-box>
            <text:p text:style-name="P2">PLibs</text:p>
          </draw:text-box>
        </draw:frame>
        <draw:frame draw:style-name="gr9" draw:text-style-name="P2" draw:layer="layout" svg:width="2.225cm" svg:height="0.963cm" svg:x="4.458cm" svg:y="5.596cm">
          <draw:text-box>
            <text:p text:style-name="P2">kernel</text:p>
          </draw:text-box>
        </draw:frame>
        <draw:frame draw:style-name="gr10" draw:text-style-name="P2" xml:id="id1" draw:id="id1" draw:layer="layout" svg:width="2.932cm" svg:height="0.963cm" svg:x="7.236cm" svg:y="5.596cm">
          <draw:text-box>
            <text:p text:style-name="P2">MSP430</text:p>
          </draw:text-box>
        </draw:frame>
        <draw:frame draw:style-name="gr11" draw:text-style-name="P2" xml:id="id3" draw:id="id3" draw:layer="layout" svg:width="2.822cm" svg:height="0.963cm" svg:x="10.692cm" svg:y="5.596cm">
          <draw:text-box>
            <text:p text:style-name="P2">CC1350</text:p>
          </draw:text-box>
        </draw:frame>
        <draw:frame draw:style-name="gr12" draw:text-style-name="P3" draw:layer="layout" svg:width="1.16cm" svg:height="0.963cm" svg:x="0.339cm" svg:y="11.809cm">
          <draw:text-box>
            <text:p text:style-name="P2"><text:span text:style-name="T1">IO</text:span></text:p>
          </draw:text-box>
        </draw:frame>
        <draw:frame draw:style-name="gr13" draw:text-style-name="P3" draw:layer="layout" svg:width="1.912cm" svg:height="0.963cm" svg:x="11.967cm" svg:y="11.812cm">
          <draw:text-box>
            <text:p text:style-name="P2"><text:span text:style-name="T1">VNetI</text:span></text:p>
          </draw:text-box>
        </draw:frame>
        <draw:frame draw:style-name="gr14" draw:text-style-name="P2" draw:layer="layout" svg:width="2.195cm" svg:height="0.963cm" svg:x="12.537cm" svg:y="3.817cm">
          <draw:text-box>
            <text:p text:style-name="P2">mkmk</text:p>
          </draw:text-box>
        </draw:frame>
        <draw:frame draw:style-name="gr15" draw:text-style-name="P4" xml:id="id2" draw:id="id2" draw:layer="layout" svg:width="2.729cm" svg:height="0.839cm" svg:x="9.175cm" svg:y="7.648cm">
          <draw:text-box>
            <text:p text:style-name="P2"><text:span text:style-name="T2">BOARDS</text:span></text:p>
          </draw:text-box>
        </draw:frame>
        <draw:frame draw:style-name="gr15" draw:text-style-name="P4" xml:id="id4" draw:id="id4" draw:layer="layout" svg:width="2.729cm" svg:height="0.839cm" svg:x="12.904cm" svg:y="7.648cm">
          <draw:text-box>
            <text:p text:style-name="P2"><text:span text:style-name="T2">BOARDS</text:span></text:p>
          </draw:text-box>
        </draw:frame>
        <draw:connector draw:style-name="standard" draw:text-style-name="P1" draw:layer="layout" svg:x1="8.702cm" svg:y1="6.559cm" svg:x2="10.539cm" svg:y2="7.648cm" draw:start-shape="id1" draw:start-glue-point="2" draw:end-shape="id2" draw:end-glue-point="0" svg:d="M8702 6559v545h1837v544">
          <text:p/>
        </draw:connector>
        <draw:connector draw:style-name="standard" draw:text-style-name="P1" draw:layer="layout" svg:x1="12.103cm" svg:y1="6.559cm" svg:x2="14.268cm" svg:y2="7.648cm" draw:start-shape="id3" draw:start-glue-point="2" draw:end-shape="id4" draw:end-glue-point="0" svg:d="M12103 6559v545h2165v544">
          <text:p/>
        </draw:connector>
        <draw:line draw:style-name="standard" draw:text-style-name="P1" draw:layer="layout" svg:x1="9.652cm" svg:y1="1.932cm" svg:x2="0.116cm" svg:y2="1.932cm">
          <text:p/>
        </draw:line>
        <draw:line draw:style-name="standard" draw:text-style-name="P1" draw:layer="layout" svg:x1="0.116cm" svg:y1="1.932cm" svg:x2="0.116cm" svg:y2="13.444cm">
          <text:p/>
        </draw:line>
        <draw:line draw:style-name="standard" draw:text-style-name="P1" draw:layer="layout" svg:x1="0.116cm" svg:y1="13.444cm" svg:x2="7.736cm" svg:y2="13.444cm">
          <text:p/>
        </draw:line>
        <draw:line draw:style-name="standard" draw:text-style-name="P1" draw:layer="layout" svg:x1="7.71cm" svg:y1="13.444cm" svg:x2="7.71cm" svg:y2="14.005cm">
          <text:p/>
        </draw:line>
        <draw:line draw:style-name="standard" draw:text-style-name="P1" draw:layer="layout" svg:x1="9.652cm" svg:y1="2.709cm" svg:x2="9.652cm" svg:y2="1.932cm">
          <text:p/>
        </draw:line>
        <draw:line draw:style-name="standard" draw:text-style-name="P1" draw:layer="layout" svg:x1="6.928cm" svg:y1="1.079cm" svg:x2="6.928cm" svg:y2="1.932cm">
          <text:p/>
        </draw:line>
        <draw:line draw:style-name="standard" draw:text-style-name="P1" draw:layer="layout" svg:x1="6.928cm" svg:y1="2.709cm" svg:x2="6.928cm" svg:y2="1.932cm">
          <text:p/>
        </draw:line>
        <draw:line draw:style-name="standard" draw:text-style-name="P1" draw:layer="layout" svg:x1="4.196cm" svg:y1="2.709cm" svg:x2="4.196cm" svg:y2="1.932cm">
          <text:p/>
        </draw:line>
        <draw:line draw:style-name="standard" draw:text-style-name="P1" draw:layer="layout" svg:x1="0.924cm" svg:y1="2.709cm" svg:x2="0.929cm" svg:y2="1.932cm">
          <text:p/>
        </draw:line>
        <draw:line draw:style-name="standard" draw:text-style-name="P5" draw:layer="layout" svg:x1="0.924cm" svg:y1="11.364cm" svg:x2="14.74cm" svg:y2="11.37cm">
          <text:p/>
        </draw:line>
        <draw:frame draw:style-name="gr3" draw:text-style-name="P2" draw:layer="layout" svg:width="1.946cm" svg:height="0.963cm" svg:x="1.626cm" svg:y="15.476cm">
          <draw:text-box>
            <text:p text:style-name="P2"><text:s/>Toy</text:p>
          </draw:text-box>
        </draw:frame>
        <draw:frame draw:style-name="gr3" draw:text-style-name="P2" draw:layer="layout" svg:width="2.792cm" svg:height="0.963cm" svg:x="3.766cm" svg:y="15.476cm">
          <draw:text-box>
            <text:p text:style-name="P2"><text:s/>RFPing</text:p>
          </draw:text-box>
        </draw:frame>
        <draw:frame draw:style-name="gr16" draw:text-style-name="P2" draw:layer="layout" svg:width="2.547cm" svg:height="0.963cm" svg:x="1.925cm" svg:y="17.272cm">
          <draw:text-box>
            <text:p text:style-name="P2"><text:s/>app.cc</text:p>
          </draw:text-box>
        </draw:frame>
        <draw:frame draw:style-name="gr3" draw:text-style-name="P2" draw:layer="layout" svg:width="1.946cm" svg:height="0.963cm" svg:x="6.72cm" svg:y="15.476cm">
          <draw:text-box>
            <text:p text:style-name="P2"><text:s/></text:p>
          </draw:text-box>
        </draw:frame>
        <draw:frame draw:style-name="gr3" draw:text-style-name="P2" draw:layer="layout" svg:width="1.946cm" svg:height="0.963cm" svg:x="9.326cm" svg:y="15.477cm">
          <draw:text-box>
            <text:p text:style-name="P2"><text:s/></text:p>
          </draw:text-box>
        </draw:frame>
        <draw:frame draw:style-name="gr3" draw:text-style-name="P2" draw:layer="layout" svg:width="2.737cm" svg:height="0.963cm" svg:x="11.866cm" svg:y="15.477cm">
          <draw:text-box>
            <text:p text:style-name="P2"><text:s/>TESTS</text:p>
          </draw:text-box>
        </draw:frame>
        <draw:line draw:style-name="standard" draw:text-style-name="P1" draw:layer="layout" svg:x1="6.72cm" svg:y1="14.968cm" svg:x2="5.196cm" svg:y2="15.476cm">
          <text:p/>
        </draw:line>
        <draw:line draw:style-name="standard" draw:text-style-name="P1" draw:layer="layout" svg:x1="6.72cm" svg:y1="14.56cm" svg:x2="2.656cm" svg:y2="15.476cm">
          <text:p/>
        </draw:line>
        <draw:line draw:style-name="standard" draw:text-style-name="P1" draw:layer="layout" svg:x1="7.736cm" svg:y1="14.968cm" svg:x2="7.736cm" svg:y2="15.476cm">
          <text:p/>
        </draw:line>
        <draw:line draw:style-name="standard" draw:text-style-name="P1" draw:layer="layout" svg:x1="8.666cm" svg:y1="14.968cm" svg:x2="10.276cm" svg:y2="15.477cm">
          <text:p/>
        </draw:line>
        <draw:line draw:style-name="standard" draw:text-style-name="P1" draw:layer="layout" svg:x1="8.666cm" svg:y1="14.56cm" svg:x2="12.816cm" svg:y2="15.477cm">
          <text:p/>
        </draw:line>
        <draw:frame draw:style-name="gr17" draw:text-style-name="P2" draw:layer="layout" svg:width="1.21cm" svg:height="0.963cm" svg:x="10.829cm" svg:y="17.272cm">
          <draw:text-box>
            <text:p text:style-name="P2"><text:s/></text:p>
          </draw:text-box>
        </draw:frame>
        <draw:line draw:style-name="standard" draw:text-style-name="P1" draw:layer="layout" svg:x1="12.816cm" svg:y1="16.44cm" svg:x2="11.684cm" svg:y2="17.272cm">
          <text:p/>
        </draw:line>
        <draw:frame draw:style-name="gr18" draw:layer="layout" svg:width="1.035cm" svg:height="0.963cm" svg:x="9.847cm" svg:y="15.991cm">
          <draw:text-box>
            <text:p>...</text:p>
          </draw:text-box>
        </draw:frame>
        <draw:frame draw:style-name="gr18" draw:layer="layout" svg:width="1.035cm" svg:height="0.963cm" svg:x="13.616cm" svg:y="5.465cm">
          <draw:text-box>
            <text:p>...</text:p>
          </draw:text-box>
        </draw:frame>
        <draw:frame draw:style-name="gr19" draw:text-style-name="P3" draw:layer="layout" svg:width="1.251cm" svg:height="0.963cm" svg:x="3.659cm" svg:y="11.81cm">
          <draw:text-box>
            <text:p text:style-name="P2"><text:span text:style-name="T1">RF</text:span></text:p>
          </draw:text-box>
        </draw:frame>
        <draw:frame draw:style-name="gr3" draw:text-style-name="P3" draw:layer="layout" svg:width="1.946cm" svg:height="0.963cm" svg:x="1.614cm" svg:y="11.809cm">
          <draw:text-box>
            <text:p text:style-name="P2"><text:span text:style-name="T1">Serial</text:span></text:p>
          </draw:text-box>
        </draw:frame>
        <draw:line draw:style-name="gr20" draw:text-style-name="P1" draw:layer="layout" svg:x1="0.924cm" svg:y1="8.559cm" svg:x2="0.924cm" svg:y2="11.809cm">
          <text:p/>
        </draw:line>
        <draw:line draw:style-name="gr20" draw:text-style-name="P5" draw:layer="layout" svg:x1="0.924cm" svg:y1="11.112cm" svg:x2="0.924cm" svg:y2="11.176cm">
          <text:p/>
        </draw:line>
        <draw:line draw:style-name="gr20" draw:text-style-name="P1" draw:layer="layout" svg:x1="8.666cm" svg:y1="14.252cm" svg:x2="12.192cm" svg:y2="14.252cm">
          <text:p/>
        </draw:line>
        <draw:frame draw:style-name="gr21" draw:text-style-name="P2" draw:layer="layout" svg:width="2.649cm" svg:height="0.963cm" svg:x="12.192cm" svg:y="13.797cm">
          <draw:text-box>
            <text:p text:style-name="P2"><text:s/>AppLib</text:p>
          </draw:text-box>
        </draw:frame>
        <draw:frame draw:style-name="gr8" draw:text-style-name="P2" draw:layer="layout" svg:width="2.085cm" svg:height="0.963cm" svg:x="2.596cm" svg:y="7.597cm">
          <draw:text-box>
            <text:p text:style-name="P2">VLibs</text:p>
          </draw:text-box>
        </draw:frame>
        <draw:line draw:style-name="gr20" draw:text-style-name="P1" draw:layer="layout" svg:x1="0.924cm" svg:y1="3.655cm" svg:x2="0.924cm" svg:y2="7.579cm">
          <text:p/>
        </draw:line>
        <draw:line draw:style-name="gr20" draw:text-style-name="P1" draw:layer="layout" svg:x1="0.924cm" svg:y1="4.88cm" svg:x2="12.188cm" svg:y2="4.88cm">
          <text:p/>
        </draw:line>
        <draw:line draw:style-name="gr20" draw:text-style-name="P1" draw:layer="layout" svg:x1="5.588cm" svg:y1="4.88cm" svg:x2="5.588cm" svg:y2="5.596cm">
          <text:p/>
        </draw:line>
        <draw:line draw:style-name="gr20" draw:text-style-name="P1" draw:layer="layout" svg:x1="3.656cm" svg:y1="4.88cm" svg:x2="3.656cm" svg:y2="7.597cm">
          <text:p/>
        </draw:line>
        <draw:frame draw:style-name="gr18" draw:layer="layout" svg:width="1.035cm" svg:height="0.963cm" svg:x="9.941cm" svg:y="8.181cm">
          <draw:text-box>
            <text:p>...</text:p>
          </draw:text-box>
        </draw:frame>
        <draw:frame draw:style-name="gr18" draw:layer="layout" svg:width="1.035cm" svg:height="0.963cm" svg:x="13.742cm" svg:y="8.182cm">
          <draw:text-box>
            <text:p>...</text:p>
          </draw:text-box>
        </draw:frame>
        <draw:line draw:style-name="gr20" draw:text-style-name="P1" draw:layer="layout" svg:x1="8.588cm" svg:y1="4.88cm" svg:x2="8.588cm" svg:y2="5.596cm">
          <text:p/>
        </draw:line>
        <draw:line draw:style-name="gr20" draw:text-style-name="P1" draw:layer="layout" svg:x1="12.188cm" svg:y1="4.88cm" svg:x2="12.188cm" svg:y2="5.596cm">
          <text:p/>
        </draw:line>
        <draw:frame draw:style-name="gr22" draw:text-style-name="P3" draw:layer="layout" svg:width="2.589cm" svg:height="0.963cm" svg:x="5.006cm" svg:y="11.81cm">
          <draw:text-box>
            <text:p text:style-name="P2"><text:span text:style-name="T1">Sensors</text:span></text:p>
          </draw:text-box>
        </draw:frame>
        <draw:frame draw:style-name="gr23" draw:text-style-name="P3" draw:layer="layout" svg:width="2.475cm" svg:height="0.963cm" svg:x="7.678cm" svg:y="11.81cm">
          <draw:text-box>
            <text:p text:style-name="P2"><text:span text:style-name="T1">Storage</text:span></text:p>
          </draw:text-box>
        </draw:frame>
        <draw:frame draw:style-name="gr24" draw:text-style-name="P3" draw:layer="layout" svg:width="1.628cm" svg:height="0.963cm" svg:x="10.239cm" svg:y="11.812cm">
          <draw:text-box>
            <text:p text:style-name="P2"><text:span text:style-name="T1">LCD</text:span></text:p>
          </draw:text-box>
        </draw:frame>
        <draw:frame draw:style-name="gr25" draw:text-style-name="P3" draw:layer="layout" svg:width="1.666cm" svg:height="0.963cm" svg:x="13.967cm" svg:y="11.813cm">
          <draw:text-box>
            <text:p text:style-name="P2"><text:span text:style-name="T1">Misc</text:span></text:p>
          </draw:text-box>
        </draw:frame>
        <draw:frame draw:style-name="gr26" draw:text-style-name="P3" draw:layer="layout" svg:width="2.005cm" svg:height="0.963cm" svg:x="1.696cm" svg:y="9.789cm">
          <draw:text-box>
            <text:p text:style-name="P2"><text:span text:style-name="T1">TARP</text:span></text:p>
          </draw:text-box>
        </draw:frame>
        <draw:frame draw:style-name="gr27" draw:text-style-name="P3" draw:layer="layout" svg:width="2.606cm" svg:height="0.963cm" svg:x="3.796cm" svg:y="9.79cm">
          <draw:text-box>
            <text:p text:style-name="P2"><text:span text:style-name="T1">PlugNull</text:span></text:p>
          </draw:text-box>
        </draw:frame>
        <draw:frame draw:style-name="gr28" draw:text-style-name="P3" draw:layer="layout" svg:width="2.064cm" svg:height="0.963cm" svg:x="6.496cm" svg:y="9.791cm">
          <draw:text-box>
            <text:p text:style-name="P2"><text:span text:style-name="T1">LCDG</text:span></text:p>
          </draw:text-box>
        </draw:frame>
        <draw:frame draw:style-name="gr29" draw:text-style-name="P3" draw:layer="layout" svg:width="2.068cm" svg:height="0.963cm" svg:x="8.66cm" svg:y="9.791cm">
          <draw:text-box>
            <text:p text:style-name="P2"><text:span text:style-name="T1">BOSS</text:span></text:p>
          </draw:text-box>
        </draw:frame>
        <draw:frame draw:style-name="gr30" draw:text-style-name="P3" draw:layer="layout" svg:width="1.662cm" svg:height="0.963cm" svg:x="10.828cm" svg:y="9.792cm">
          <draw:text-box>
            <text:p text:style-name="P2"><text:span text:style-name="T1">XRS</text:span></text:p>
          </draw:text-box>
        </draw:frame>
        <draw:frame draw:style-name="gr31" draw:text-style-name="P3" draw:layer="layout" svg:width="1.692cm" svg:height="0.963cm" svg:x="12.59cm" svg:y="9.792cm">
          <draw:text-box>
            <text:p text:style-name="P2"><text:span text:style-name="T1">OEP</text:span></text:p>
          </draw:text-box>
        </draw:frame>
        <draw:frame draw:style-name="gr19" draw:text-style-name="P3" draw:layer="layout" svg:width="1.251cm" svg:height="0.963cm" svg:x="14.382cm" svg:y="9.792cm">
          <draw:text-box>
            <text:p text:style-name="P2"><text:span text:style-name="T1">OL</text:span></text:p>
          </draw:text-box>
        </draw:frame>
        <draw:line draw:style-name="gr20" draw:text-style-name="P1" draw:layer="layout" svg:x1="2.74cm" svg:y1="9.344cm" svg:x2="14.94cm" svg:y2="9.35cm">
          <text:p/>
        </draw:line>
        <draw:line draw:style-name="gr20" draw:text-style-name="P1" draw:layer="layout" svg:x1="3.656cm" svg:y1="8.544cm" svg:x2="3.656cm" svg:y2="9.344cm">
          <text:p/>
        </draw:line>
        <draw:line draw:style-name="gr20" draw:text-style-name="P1" draw:layer="layout" svg:x1="2.74cm" svg:y1="9.344cm" svg:x2="2.74cm" svg:y2="9.789cm">
          <text:p/>
        </draw:line>
        <draw:line draw:style-name="gr20" draw:text-style-name="P1" draw:layer="layout" svg:x1="5.14cm" svg:y1="9.345cm" svg:x2="5.14cm" svg:y2="9.79cm">
          <text:p/>
        </draw:line>
        <draw:line draw:style-name="gr20" draw:text-style-name="P1" draw:layer="layout" svg:x1="7.54cm" svg:y1="9.346cm" svg:x2="7.54cm" svg:y2="9.791cm">
          <text:p/>
        </draw:line>
        <draw:line draw:style-name="gr20" draw:text-style-name="P1" draw:layer="layout" svg:x1="9.74cm" svg:y1="9.347cm" svg:x2="9.74cm" svg:y2="9.792cm">
          <text:p/>
        </draw:line>
        <draw:line draw:style-name="gr20" draw:text-style-name="P1" draw:layer="layout" svg:x1="11.64cm" svg:y1="9.348cm" svg:x2="11.64cm" svg:y2="9.793cm">
          <text:p/>
        </draw:line>
        <draw:line draw:style-name="gr20" draw:text-style-name="P1" draw:layer="layout" svg:x1="13.44cm" svg:y1="9.349cm" svg:x2="13.44cm" svg:y2="9.794cm">
          <text:p/>
        </draw:line>
        <draw:line draw:style-name="gr20" draw:text-style-name="P1" draw:layer="layout" svg:x1="14.94cm" svg:y1="9.35cm" svg:x2="14.94cm" svg:y2="9.795cm">
          <text:p/>
        </draw:line>
        <draw:line draw:style-name="gr20" draw:text-style-name="P1" draw:layer="layout" svg:x1="2.64cm" svg:y1="11.364cm" svg:x2="2.64cm" svg:y2="11.809cm">
          <text:p/>
        </draw:line>
        <draw:line draw:style-name="gr20" draw:text-style-name="P1" draw:layer="layout" svg:x1="4.24cm" svg:y1="11.365cm" svg:x2="4.24cm" svg:y2="11.81cm">
          <text:p/>
        </draw:line>
        <draw:line draw:style-name="gr20" draw:text-style-name="P1" draw:layer="layout" svg:x1="6.24cm" svg:y1="11.366cm" svg:x2="6.24cm" svg:y2="11.811cm">
          <text:p/>
        </draw:line>
        <draw:line draw:style-name="gr20" draw:text-style-name="P1" draw:layer="layout" svg:x1="8.84cm" svg:y1="11.367cm" svg:x2="8.84cm" svg:y2="11.812cm">
          <text:p/>
        </draw:line>
        <draw:line draw:style-name="gr20" draw:text-style-name="P1" draw:layer="layout" svg:x1="11.04cm" svg:y1="11.368cm" svg:x2="11.04cm" svg:y2="11.813cm">
          <text:p/>
        </draw:line>
        <draw:line draw:style-name="gr20" draw:text-style-name="P1" draw:layer="layout" svg:x1="12.94cm" svg:y1="11.369cm" svg:x2="12.94cm" svg:y2="11.814cm">
          <text:p/>
        </draw:line>
        <draw:line draw:style-name="gr20" draw:text-style-name="P1" draw:layer="layout" svg:x1="14.74cm" svg:y1="11.37cm" svg:x2="14.74cm" svg:y2="11.815cm">
          <text:p/>
        </draw:line>
        <draw:frame draw:style-name="gr7" draw:text-style-name="P2" draw:layer="layout" svg:width="4.143cm" svg:height="0.963cm" svg:x="11.476cm" svg:y="1.171cm">
          <draw:text-box>
            <text:p text:style-name="P2">RTAGS_PG</text:p>
          </draw:text-box>
        </draw:frame>
        <draw:frame draw:style-name="gr32" draw:text-style-name="P2" draw:layer="layout" svg:width="4.143cm" svg:height="0.963cm" svg:x="11.476cm" svg:y="2.24cm">
          <draw:text-box>
            <text:p text:style-name="P2">RTAGS_WO</text:p>
          </draw:text-box>
        </draw:frame>
        <draw:line draw:style-name="gr20" draw:text-style-name="P1" draw:layer="layout" svg:x1="8.099cm" svg:y1="0.608cm" svg:x2="11.176cm" svg:y2="0.608cm">
          <text:p/>
        </draw:line>
        <draw:line draw:style-name="gr20" draw:text-style-name="P1" draw:layer="layout" svg:x1="11.176cm" svg:y1="0.608cm" svg:x2="11.176cm" svg:y2="2.708cm">
          <text:p/>
        </draw:line>
        <draw:line draw:style-name="gr20" draw:text-style-name="P1" draw:layer="layout" svg:x1="11.176cm" svg:y1="0.608cm" svg:x2="11.476cm" svg:y2="0.608cm">
          <text:p/>
        </draw:line>
        <draw:line draw:style-name="gr20" draw:text-style-name="P1" draw:layer="layout" svg:x1="11.176cm" svg:y1="1.608cm" svg:x2="11.476cm" svg:y2="1.608cm">
          <text:p/>
        </draw:line>
        <draw:line draw:style-name="gr20" draw:text-style-name="P1" draw:layer="layout" svg:x1="11.176cm" svg:y1="2.708cm" svg:x2="11.476cm" svg:y2="2.708cm">
          <text:p/>
        </draw:line>
        <draw:line draw:style-name="standard" draw:text-style-name="P1" draw:layer="layout" svg:x1="9.652cm" svg:y1="4.264cm" svg:x2="9.652cm" svg:y2="3.672cm">
          <text:p/>
        </draw:line>
        <draw:line draw:style-name="gr20" draw:text-style-name="P1" draw:layer="layout" svg:x1="9.652cm" svg:y1="4.264cm" svg:x2="12.537cm" svg:y2="4.264cm">
          <text:p/>
        </draw:line>
        <draw:frame draw:style-name="gr33" draw:text-style-name="P2" draw:layer="layout" svg:width="3.664cm" svg:height="0.963cm" svg:x="4.665cm" svg:y="17.272cm">
          <draw:text-box>
            <text:p text:style-name="P2">options.sys</text:p>
          </draw:text-box>
        </draw:frame>
        <draw:frame draw:style-name="gr18" draw:layer="layout" svg:width="1.035cm" svg:height="0.963cm" svg:x="7.248cm" svg:y="15.992cm">
          <draw:text-box>
            <text:p>...</text:p>
          </draw:text-box>
        </draw:frame>
        <draw:line draw:style-name="gr20" draw:text-style-name="P1" draw:layer="layout" svg:x1="3.256cm" svg:y1="16.864cm" svg:x2="6.504cm" svg:y2="16.864cm">
          <text:p/>
        </draw:line>
        <draw:line draw:style-name="gr20" draw:text-style-name="P1" draw:layer="layout" svg:x1="5.08cm" svg:y1="16.439cm" svg:x2="5.08cm" svg:y2="16.864cm">
          <text:p/>
        </draw:line>
        <draw:line draw:style-name="gr20" draw:text-style-name="P1" draw:layer="layout" svg:x1="3.256cm" svg:y1="16.864cm" svg:x2="3.256cm" svg:y2="17.272cm">
          <text:p/>
        </draw:line>
        <draw:line draw:style-name="gr20" draw:text-style-name="P1" draw:layer="layout" svg:x1="6.504cm" svg:y1="16.864cm" svg:x2="6.504cm" svg:y2="17.272cm">
          <text:p/>
        </draw:line>
        <draw:frame draw:style-name="gr18" draw:layer="layout" svg:width="1.035cm" svg:height="0.963cm" svg:x="2.149cm" svg:y="15.993cm">
          <draw:text-box>
            <text:p>...</text:p>
          </draw:text-box>
        </draw:frame>
        <draw:frame draw:style-name="gr17" draw:text-style-name="P2" draw:layer="layout" svg:width="1.21cm" svg:height="0.963cm" svg:x="12.229cm" svg:y="17.273cm">
          <draw:text-box>
            <text:p text:style-name="P2"><text:s/></text:p>
          </draw:text-box>
        </draw:frame>
        <draw:frame draw:style-name="gr17" draw:text-style-name="P2" draw:layer="layout" svg:width="1.21cm" svg:height="0.963cm" svg:x="14.429cm" svg:y="17.274cm">
          <draw:text-box>
            <text:p text:style-name="P2"><text:s/></text:p>
          </draw:text-box>
        </draw:frame>
        <draw:line draw:style-name="standard" draw:text-style-name="P1" draw:layer="layout" svg:x1="13.017cm" svg:y1="16.44cm" svg:x2="12.7cm" svg:y2="17.272cm">
          <text:p/>
        </draw:line>
        <draw:line draw:style-name="standard" draw:text-style-name="P1" draw:layer="layout" svg:x1="13.716cm" svg:y1="16.44cm" svg:x2="14.732cm" svg:y2="17.272cm">
          <text:p/>
        </draw:line>
        <draw:frame draw:style-name="gr18" draw:layer="layout" svg:width="1.035cm" svg:height="0.963cm" svg:x="13.394cm" svg:y="17.117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48cm" fo:page-height="18.2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meta:creation-date>2006-09-11T18:11:19</meta:creation-date>
    <dc:creator>Pawel Gburzynski</dc:creator>
    <dc:date>2017-08-18T15:06:59.22</dc:date>
    <dc:language>en-US</dc:language>
    <meta:editing-cycles>18</meta:editing-cycles>
    <meta:editing-duration>PT2H55M23S</meta:editing-duration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